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"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987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0pt" style:font-size-asian="20pt" style:font-size-complex="20pt"/>
    </style:style>
    <style:style style:name="P3" style:family="paragraph">
      <style:text-properties style:font-name="Comic Sans MS" fo:font-size="20pt" style:font-size-asian="20pt" style:font-size-complex="20pt"/>
    </style:style>
    <style:style style:name="T1" style:family="text">
      <style:text-properties style:font-name="Comic Sans M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3" draw:id="id13" draw:layer="layout" svg:width="1.2cm" svg:height="1.2cm" svg:x="2.6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2cm" svg:height="1.2cm" svg:x="8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9.1cm" svg:height="4.1cm" svg:x="3.9cm" svg:y="2.3cm">
          <text:p text:style-name="P1"><text:span text:style-name="T1">threadBlinkOrange :: IO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5" draw:id="id15" draw:layer="layout" svg:width="13.5cm" svg:height="5.1cm" svg:x="14.4cm" svg:y="1.3cm">
          <text:p text:style-name="P1"><text:span text:style-name="T1">blinkOrange :: IO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.1cm" svg:height="1cm" svg:x="7.898cm" svg:y="17.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298cm" svg:y1="15.2cm" svg:x2="27.698cm" svg:y2="15.2cm">
          <text:p/>
        </draw:line>
        <draw:frame draw:style-name="gr5" draw:text-style-name="P3" draw:layer="layout" svg:width="4.598cm" svg:height="1.337cm" svg:x="1cm" svg:y="15.563cm">
          <draw:text-box>
            <text:p><text:span text:style-name="T1">ChibiOS/RT</text:span></text:p>
          </draw:text-box>
        </draw:frame>
        <draw:custom-shape draw:style-name="gr6" draw:text-style-name="P2" xml:id="id2" draw:id="id2" draw:layer="layout" svg:width="7.133cm" svg:height="1.8cm" svg:x="2.465cm" svg:y="17.2cm">
          <text:p text:style-name="P1"><text:span text:style-name="T1">chThdCreateSt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1" draw:id="id11" draw:layer="layout" svg:width="4.167cm" svg:height="1.8cm" svg:x="18.998cm" svg:y="17.2cm">
          <text:p text:style-name="P1"><text:span text:style-name="T1">palSetP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" draw:id="id12" draw:layer="layout" svg:width="4.5cm" svg:height="1.8cm" svg:x="23.565cm" svg:y="17.2cm">
          <text:p text:style-name="P1"><text:span text:style-name="T1">palClearP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0" draw:id="id10" draw:layer="layout" svg:width="8.6cm" svg:height="1.8cm" svg:x="9.998cm" svg:y="17.2cm">
          <text:p text:style-name="P1"><text:span text:style-name="T1">chThdSleepMillisec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" draw:id="id1" draw:layer="layout" svg:width="3.1cm" svg:height="1.8cm" svg:x="1.598cm" svg:y="9.9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3.148cm" svg:y1="11.7cm" svg:x2="6.031cm" svg:y2="17.2cm" draw:start-shape="id1" draw:start-glue-point="2" draw:end-shape="id2" svg:d="m3148 11700c0 4126 2883 1377 2883 5500" svg:viewBox="0 0 2884 5501">
          <text:p/>
        </draw:connector>
        <draw:custom-shape draw:style-name="gr6" draw:text-style-name="P2" xml:id="id3" draw:id="id3" draw:layer="layout" svg:width="4.4cm" svg:height="1.8cm" svg:x="4.1cm" svg:y="12cm">
          <text:p text:style-name="P1"><text:span text:style-name="T1">waThread1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6.3cm" svg:y1="13.8cm" svg:x2="6.031cm" svg:y2="17.2cm" draw:start-shape="id3" draw:start-glue-point="2" draw:end-shape="id2" draw:end-glue-point="0" svg:d="m6300 13800c0 2551-269 852-269 3400" svg:viewBox="0 0 270 3401">
          <text:p/>
        </draw:connector>
        <draw:custom-shape draw:style-name="gr9" draw:text-style-name="P2" xml:id="id5" draw:id="id5" draw:layer="layout" svg:width="4.6cm" svg:height="1.8cm" svg:x="6.6cm" svg:y="9.9cm">
          <text:p text:style-name="P1"><text:span text:style-name="T1">Threa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8.448cm" svg:y1="17.2cm" svg:x2="8.9cm" svg:y2="11.7cm" draw:start-shape="id4" draw:start-glue-point="0" draw:end-shape="id5" svg:d="m8448 17200c0-4086 452-1336 452-5500" svg:viewBox="0 0 453 5501">
          <text:p/>
        </draw:connector>
        <draw:frame draw:style-name="gr10" draw:text-style-name="P3" draw:layer="layout" svg:width="6.935cm" svg:height="2.323cm" svg:x="11.5cm" svg:y="9.8cm">
          <draw:text-box>
            <text:p><text:span text:style-name="T1">Application</text:span></text:p>
            <text:p><text:span text:style-name="T1">(C lang)</text:span></text:p>
          </draw:text-box>
        </draw:frame>
        <draw:custom-shape draw:style-name="gr6" draw:text-style-name="P2" xml:id="id7" draw:id="id7" draw:layer="layout" svg:width="2.25cm" svg:height="1.8cm" svg:x="18.548cm" svg:y="4.2cm">
          <text:p text:style-name="P1"><text:span text:style-name="T1">sleep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3.126cm" svg:height="1.8cm" svg:x="14.898cm" svg:y="4.2cm">
          <text:p text:style-name="P1"><text:span text:style-name="T1">LED o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8" draw:id="id8" draw:layer="layout" svg:width="3.126cm" svg:height="1.8cm" svg:x="21.372cm" svg:y="4.2cm">
          <text:p text:style-name="P1"><text:span text:style-name="T1">LED off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" draw:id="id9" draw:layer="layout" svg:width="2.25cm" svg:height="1.8cm" svg:x="24.998cm" svg:y="4.2cm">
          <text:p text:style-name="P1"><text:span text:style-name="T1">sleep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6.461cm" svg:y1="4.2cm" svg:x2="19.673cm" svg:y2="4.2cm" draw:start-shape="id6" draw:start-glue-point="0" draw:end-shape="id7" draw:end-glue-point="0" svg:d="m16461 4200c0-825 3212-825 3212 0" svg:viewBox="0 0 3213 620">
          <text:p/>
        </draw:connector>
        <draw:connector draw:style-name="gr7" draw:text-style-name="P1" draw:layer="layout" draw:type="curve" svg:x1="19.673cm" svg:y1="4.2cm" svg:x2="22.935cm" svg:y2="4.2cm" draw:start-shape="id7" draw:start-glue-point="0" draw:end-shape="id8" svg:d="m19673 4200c0-825 3262-825 3262 0" svg:viewBox="0 0 3263 620">
          <text:p/>
        </draw:connector>
        <draw:connector draw:style-name="gr7" draw:text-style-name="P1" draw:layer="layout" draw:type="curve" svg:x1="22.935cm" svg:y1="4.2cm" svg:x2="26.123cm" svg:y2="4.2cm" draw:start-shape="id8" draw:start-glue-point="0" draw:end-shape="id9" svg:d="m22935 4200c0-825 3188-825 3188 0" svg:viewBox="0 0 3189 620">
          <text:p/>
        </draw:connector>
        <draw:connector draw:style-name="gr7" draw:text-style-name="P1" draw:layer="layout" draw:type="curve" svg:x1="26.123cm" svg:y1="6cm" svg:x2="14.298cm" svg:y2="17.2cm" draw:start-shape="id9" draw:start-glue-point="2" draw:end-shape="id10" svg:d="m26123 6000c0 8401-11825 2802-11825 11200" svg:viewBox="0 0 11826 11201">
          <text:p/>
        </draw:connector>
        <draw:connector draw:style-name="gr7" draw:text-style-name="P1" draw:layer="layout" draw:type="curve" svg:x1="19.673cm" svg:y1="6cm" svg:x2="14.298cm" svg:y2="17.2cm" draw:start-shape="id7" draw:end-shape="id10" draw:end-glue-point="0" svg:d="m19673 6000c0 8401-5375 2802-5375 11200" svg:viewBox="0 0 5376 11201">
          <text:p/>
        </draw:connector>
        <draw:connector draw:style-name="gr7" draw:text-style-name="P1" draw:layer="layout" draw:type="curve" svg:x1="16.461cm" svg:y1="6cm" svg:x2="21.081cm" svg:y2="17.2cm" draw:start-shape="id6" draw:start-glue-point="2" draw:end-shape="id11" draw:end-glue-point="0" svg:d="m16461 6000c0 8401 4620 2802 4620 11200" svg:viewBox="0 0 4621 11201">
          <text:p/>
        </draw:connector>
        <draw:connector draw:style-name="gr7" draw:text-style-name="P1" draw:layer="layout" draw:type="curve" svg:x1="22.935cm" svg:y1="6cm" svg:x2="25.815cm" svg:y2="17.2cm" draw:start-shape="id8" draw:start-glue-point="2" draw:end-shape="id12" svg:d="m22935 6000c0 8401 2880 2802 2880 11200" svg:viewBox="0 0 2881 11201">
          <text:p/>
        </draw:connector>
        <draw:frame draw:style-name="gr5" draw:text-style-name="P3" draw:layer="layout" svg:width="2.841cm" svg:height="2.323cm" svg:x="9.059cm" svg:y="12.777cm">
          <draw:text-box>
            <text:p><text:span text:style-name="T1">Create</text:span></text:p>
            <text:p><text:span text:style-name="T1">thread</text:span></text:p>
          </draw:text-box>
        </draw:frame>
        <draw:line draw:style-name="gr4" draw:text-style-name="P1" draw:layer="layout" svg:x1="1.3cm" svg:y1="9.5cm" svg:x2="27.7cm" svg:y2="9.5cm">
          <text:p/>
        </draw:line>
        <draw:frame draw:style-name="gr5" draw:text-style-name="P3" draw:layer="layout" svg:width="4.268cm" svg:height="2.323cm" svg:x="11.332cm" svg:y="7cm">
          <draw:text-box>
            <text:p><text:span text:style-name="T1">Application</text:span></text:p>
            <text:p><text:span text:style-name="T1">(Haskell)</text:span></text:p>
          </draw:text-box>
        </draw:frame>
        <draw:custom-shape draw:style-name="gr6" draw:text-style-name="P2" draw:layer="layout" svg:width="5cm" svg:height="1.8cm" svg:x="1.6cm" svg:y="6.8cm">
          <text:p text:style-name="P1"><text:span text:style-name="T1">main :: IO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3.148cm" svg:y1="9.9cm" svg:x2="3.2cm" svg:y2="8.6cm" draw:start-shape="id1" draw:start-glue-point="0" draw:end-shape="id13" svg:d="m3148 9900c0-1012 52-363 52-1300" svg:viewBox="0 0 53 1301">
          <text:p/>
        </draw:connector>
        <draw:connector draw:style-name="gr7" draw:text-style-name="P1" draw:layer="layout" draw:type="curve" svg:x1="9.9cm" svg:y1="4.4cm" svg:x2="14.4cm" svg:y2="3.85cm" draw:start-shape="id14" draw:start-glue-point="1" draw:end-shape="id15" draw:end-glue-point="3" svg:d="m9900 4400c3337 0 1088-550 4500-550" svg:viewBox="0 0 4501 551">
          <text:p/>
        </draw:connector>
        <draw:connector draw:style-name="gr7" draw:text-style-name="P1" draw:layer="layout" draw:type="curve" svg:x1="9.9cm" svg:y1="4.749cm" svg:x2="7.075cm" svg:y2="4.749cm" draw:start-shape="id16" draw:start-glue-point="1" draw:end-shape="id16" draw:end-glue-point="3" svg:d="m9900 4749c825 0 550 1102-1413 1102s-2238-1102-1412-1102" svg:viewBox="0 0 3701 1103">
          <text:p/>
        </draw:connector>
        <draw:custom-shape draw:style-name="gr6" draw:text-style-name="P2" xml:id="id16" draw:id="id16" draw:layer="layout" svg:width="2.825cm" svg:height="1.102cm" svg:x="7.075cm" svg:y="4.198cm">
          <text:p text:style-name="P1"><text:span text:style-name="T1">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8.9cm" svg:y1="9.9cm" svg:x2="8.45cm" svg:y2="6.4cm" draw:start-shape="id5" draw:start-glue-point="0" draw:end-shape="id17" svg:d="m8900 9900c0-2623-450-874-450-3500" svg:viewBox="0 0 451 3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11-02T16:20:06.068112553</meta:creation-date>
    <dc:date>2013-11-02T17:44:00.639414732</dc:date>
    <dc:creator>Okabe Kiwamu</dc:creator>
    <meta:editing-duration>PT58M49S</meta:editing-duration>
    <meta:editing-cycles>79</meta:editing-cycles>
    <meta:generator>LibreOffice/4.1.3.2$Linux_X86_64 LibreOffice_project/410m0$Build-2</meta:generator>
    <meta:document-statistic meta:object-count="38"/>
  </office:meta>
</office:document-meta>
</file>